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span text:style-name="T2">PAGE X-Y: Icons/Pictures sources</text:span></text:p>
      <text:p text:style-name="Standard"><text:span text:style-name="T3">PAGE Y-Z: Content sources</text:span></text:p>
      <text:p text:style-name="P4"/>
      <text:p text:style-name="P5"/>
      <text:p text:style-name="Standard"><text:span text:style-name="T6">Icons/Pictures sources:</text:span></text:p>
      <text:p text:style-name="Standard"/>
      <text:p text:style-name="Standard">Hamburger menu icon:</text:p>
      <text:p text:style-name="Standard">Wikimedia<text:s/><text:a xlink:href="https://commons.wikimedia.org/wiki/File:Ic_menu_36px.svg" office:target-frame-name="_top" xlink:show="replace"><text:span text:style-name="Hyperlink">https://commons.wikimedia.org/wiki/File:Ic_menu_36px.svg</text:span></text:a></text:p>
      <text:p text:style-name="Standard"/>
      <text:p text:style-name="Standard">ITEM:</text:p>
      <text:p text:style-name="Standard">SOURCE</text:p>
      <text:p text:style-name="Standard"/>
      <text:p text:style-name="Standard">ITEM:</text:p>
      <text:p text:style-name="Standard">SOURCE</text:p>
      <text:p text:style-name="Standard"/>
      <text:p text:style-name="Standard">HOME AND SOLUTION ICON:</text:p>
      <text:p text:style-name="Standard">&lt;div&gt;Icons made by &lt;a<text:s/>href="https://www.flaticon.com/authors/freepik" title="Freepik"&gt;Freepik&lt;/a&gt; from &lt;a href="https://www.flaticon.com/" <text:s text:c="4"/>title="Flaticon"&gt;<text:a xlink:href="http://www.flaticon.com/" office:target-frame-name="_top" xlink:show="replace">www.flaticon.com</text:a>&lt;/a&gt;&lt;/div&gt;</text:p>
      <text:p text:style-name="Standard"/>
      <text:p text:style-name="Standard">PROBLEMS ICON:</text:p>
      <text:p text:style-name="Standard">&lt;div&gt;Icons made by &lt;a href="https://www.flaticon.com/authors/wanicon" title="wanicon"&gt;wanicon&lt;/a&gt; from &lt;a href="https://www.flaticon.com/" <text:s text:c="4"/>title="Flaticon"&gt;<text:a xlink:href="http://www.flaticon.com/" office:target-frame-name="_top" xlink:show="replace">www.flaticon.com</text:a>&lt;/a&gt;&lt;/div&gt;</text:p>
      <text:p text:style-name="Standard"/>
      <text:p text:style-name="Standard">ISSUES AND SOURCES ICON:</text:p>
      <text:p text:style-name="Standard">&lt;div&gt;Icons made by &lt;a<text:s/>href="https://www.flaticon.com/authors/eucalyp" title="Eucalyp"&gt;Eucalyp&lt;/a&gt; from &lt;a href="https://www.flaticon.com/" <text:s text:c="4"/>title="Flaticon"&gt;www.flaticon.com&lt;/a&gt;&lt;/div&gt;</text:p>
      <text:p text:style-name="Standard"/>
      <text:p text:style-name="Standard"><text:span text:style-name="T7">Content sources:</text:span></text:p>
      <text:p text:style-name="Standard"/>
      <text:soft-page-break/>
      <text:p text:style-name="Standard">CONTENT:</text:p>
      <text:p text:style-name="Standard">SOURCE</text:p>
      <text:p text:style-name="Standard"/>
      <text:p text:style-name="Standard">CONTENT:</text:p>
      <text:p text:style-name="Standard">SOURC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ristian Wang</meta:initial-creator>
    <dc:creator>Kristian Wang</dc:creator>
    <meta:creation-date>2019-10-10T19:51:00Z</meta:creation-date>
    <dc:date>2019-10-14T08:38:00Z</dc:date>
    <meta:template xlink:href="Normal" xlink:type="simple"/>
    <meta:editing-cycles>4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55" meta:character-count="1038" meta:row-count="7" meta:non-whitespace-character-count="885"/>
  </office:meta>
</office:document-meta>
</file>